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4pt" fo:font-weight="bold" officeooo:rsid="000b1591" officeooo:paragraph-rsid="000b1591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fo:font-weight="bold" officeooo:rsid="000b1591" officeooo:paragraph-rsid="000b159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4pt" fo:font-weight="bold" officeooo:rsid="00127cce" officeooo:paragraph-rsid="00127cce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officeooo:rsid="000b1591" officeooo:paragraph-rsid="000b1591"/>
    </style:style>
    <style:style style:name="P5" style:family="paragraph" style:parent-style-name="Standard">
      <style:text-properties style:font-name="Times New Roman" fo:font-size="14pt" fo:font-weight="bold" officeooo:rsid="000b1591" officeooo:paragraph-rsid="000cb95c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officeooo:rsid="000af189" officeooo:paragraph-rsid="000af189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cb95c" style:font-size-asian="10.5pt" style:font-weight-asian="normal" style:font-size-complex="12pt" style:font-weight-complex="normal"/>
    </style:style>
    <style:style style:name="T3" style:family="text">
      <style:text-properties fo:font-size="12pt" officeooo:rsid="000cb95c" style:font-size-asian="10.5pt" style:font-size-complex="12pt"/>
    </style:style>
    <style:style style:name="T4" style:family="text">
      <style:text-properties fo:font-size="12pt" fo:font-weight="normal" officeooo:rsid="0010dac6" style:font-size-asian="10.5pt" style:font-weight-asian="normal" style:font-size-complex="12pt" style:font-weight-complex="normal"/>
    </style:style>
    <style:style style:name="T5" style:family="text">
      <style:text-properties fo:font-size="12pt" officeooo:rsid="0010dac6" style:font-size-asian="10.5pt" style:font-size-complex="12pt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officeooo:rsid="000cb95c"/>
    </style:style>
    <style:style style:name="T9" style:family="text">
      <style:text-properties officeooo:rsid="0012d7e1"/>
    </style:style>
    <style:style style:name="T10" style:family="text">
      <style:text-properties officeooo:rsid="000b15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</text:p>
      <text:p text:style-name="Standard"/>
      <text:p text:style-name="Standard"/>
      <text:p text:style-name="Standard"/>
      <text:p text:style-name="P1">HTTP Protocol:-</text:p>
      <text:p text:style-name="P1"><text:s text:c="30"/><text:span text:style-name="T1">The HTTP</text:span><text:span text:style-name="T2">(</text:span><text:span text:style-name="T3">H</text:span><text:span text:style-name="T2">ypertext </text:span><text:span text:style-name="T3">T</text:span><text:span text:style-name="T2">ransfer)</text:span><text:span text:style-name="T1"> </text:span><text:span text:style-name="T3">P</text:span><text:span text:style-name="T1">rotocol is the premier protocol used over the Internet. It operates using the client-server model in which a client opens a connection and sends a request to the server.</text:span></text:p>
      <text:p text:style-name="P1"><text:span text:style-name="T1">The server then locates the data appropriate for the request and then sends it to the client.</text:span></text:p>
      <text:p text:style-name="P1"><text:span text:style-name="T1"/></text:p>
      <text:p text:style-name="P2">HTTPS Protocol:-</text:p>
      <text:p text:style-name="P2"><text:s text:c="31"/><text:span text:style-name="T2">HTTPS(</text:span><text:span text:style-name="T3">H</text:span><text:span text:style-name="T2">ypertext </text:span><text:span text:style-name="T3">T</text:span><text:span text:style-name="T2">ransfer</text:span><text:span text:style-name="T3"> P</text:span><text:span text:style-name="T2">rotocol </text:span><text:span text:style-name="T3">S</text:span><text:span text:style-name="T2">ecure) is essentially HTTP with encryption. HTTPS encrypts and decrypts user requests and pages returned by the server thus ensuring the confidentiality of client-server communication. </text:span><text:span text:style-name="T4">HTTPS uses TLS</text:span><text:span text:style-name="T5"> </text:span><text:span text:style-name="T4">protocol to secure information. This protocol provides security by a method known as</text:span><text:span text:style-name="T5"> asymmetric public key infrastructure. <text:s/></text:span><text:span text:style-name="T4">This method uses two different keys to encrypt communication between two parties.</text:span></text:p>
      <text:p text:style-name="P2"><text:span text:style-name="T4"/></text:p>
      <text:p text:style-name="P3"><text:span text:style-name="T5">1 </text:span><text:span text:style-name="T6">The private key:</text:span></text:p>
      <text:p text:style-name="P3"><text:span text:style-name="T6"><text:s text:c="33"/></text:span><text:span text:style-name="T1">This key is owned by the owner of the website and is present on the server. It is used to decrypt information encrypted by the public key.</text:span></text:p>
      <text:p text:style-name="P3"><text:span text:style-name="T1"/></text:p>
      <text:p text:style-name="P3"><text:span text:style-name="T6">2 The public key:</text:span><text:span text:style-name="T1"> </text:span></text:p>
      <text:p text:style-name="P3"><text:span text:style-name="T1"><text:s text:c="33"/>This key is available to anyone who wants to interact with the server in a secure way. Information that’s encrypted by the public key can only be decrypted by the private key.</text:span></text:p>
      <text:p text:style-name="P4"><text:span text:style-name="T7"><text:tab/><text:tab/><text:tab/></text:span></text:p>
      <text:p text:style-name="P5"><text:span text:style-name="T8">Why </text:span>HTTPS <text:span text:style-name="T8">is more secure than HTTP</text:span>:-</text:p>
      <text:p text:style-name="P6">HTTPS is more secure than HTTP because when using HTTPS, the information is <text:s/>encrypt<text:span text:style-name="T9">ed</text:span>. If you use the regular HTTP protocol on a public Wi-Fi network, your data can be intercepted by someone else using the same network. This data may include sensitive information <text:span text:style-name="T10">such as </text:span><text:s/>your credit card number. The encryption provided by HTTPS makes it so that your data is not visible to anyone else on the network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2:59:48.059000000</meta:creation-date>
    <dc:date>2024-10-14T15:22:47.319000000</dc:date>
    <meta:editing-duration>PT9M2S</meta:editing-duration>
    <meta:editing-cycles>3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13" meta:word-count="257" meta:character-count="1686" meta:non-whitespace-character-count="1302"/>
  </office:meta>
</office:document-meta>
</file>